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1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ero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oisdo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au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utïens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seve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rs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voires</text:p>
          </table:table-cell>
          <table:table-cell office:value-type="string" calcext:value-type="string">
            <text:p>prov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tier</text:p>
          </table:table-cell>
          <table:table-cell office:value-type="string" calcext:value-type="string">
            <text:p>sau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s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as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erré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rin.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iss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ai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au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j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omo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ies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resp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a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marris</text:p>
          </table:table-cell>
          <table:table-cell office:value-type="string" calcext:value-type="string">
            <text:p>es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nt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e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oissent</text:p>
          </table:table-cell>
          <table:table-cell office:value-type="string" calcext:value-type="string">
            <text:p>descr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bers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ra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lui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z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—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èz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di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aus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vix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ro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ite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ai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nis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é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j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ande</text:p>
          </table:table-cell>
          <table:table-cell office:value-type="string" calcext:value-type="string">
            <text:p>vï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stiax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be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ironv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z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estres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is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au</text:p>
          </table:table-cell>
          <table:table-cell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i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is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reviers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s</text:p>
          </table:table-cell>
          <table:table-cell office:value-type="string" calcext:value-type="string">
            <text:p>dru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rta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i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rc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é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perere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it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enl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es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on</text:p>
          </table:table-cell>
          <table:table-cell office:value-type="string" calcext:value-type="string">
            <text:p>sem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fiez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e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z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sir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z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ero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53:05.14038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4:08.124549792</dc:date>
    <meta:editing-duration>PT1M28S</meta:editing-duration>
    <meta:editing-cycles>2</meta:editing-cycles>
    <meta:generator>LibreOffice/5.1.6.2$Linux_X86_64 LibreOffice_project/10m0$Build-2</meta:generator>
    <meta:document-statistic meta:table-count="1" meta:cell-count="2940" meta:object-count="0"/>
  </office:meta>
</office:document-meta>
</file>